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850000008D10EC6D4679C65316.jpg" manifest:media-type="image/jpeg"/>
  <manifest:file-entry manifest:full-path="Pictures/10000200000001DC000000A6EC8D300C9CB9B74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Aptos Display" svg:font-family="'Aptos Displa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orizontal_20_Line">
      <style:text-properties fo:font-size="12pt" style:font-size-asian="12pt" style:font-size-complex="12pt"/>
    </style:style>
    <style:style style:name="P2" style:family="paragraph" style:parent-style-name="Header">
      <style:text-properties fo:font-size="12pt" style:font-size-asian="12pt" style:font-size-complex="12pt"/>
    </style:style>
    <style:style style:name="P3" style:family="paragraph" style:parent-style-name="Header">
      <style:paragraph-properties fo:margin-top="0.423cm" fo:margin-bottom="0cm" loext:contextual-spacing="false" fo:text-align="center" style:justify-single-word="false"/>
    </style:style>
    <style:style style:name="P4" style:family="paragraph" style:parent-style-name="Standard">
      <style:text-properties fo:language="en" fo:country="US"/>
    </style:style>
    <style:style style:name="P5" style:family="paragraph" style:parent-style-name="Standard">
      <style:paragraph-properties>
        <style:tab-stops>
          <style:tab-stop style:position="3.738cm"/>
        </style:tab-stops>
      </style:paragraph-properties>
    </style:style>
    <style:style style:name="P6" style:family="paragraph" style:parent-style-name="Standard">
      <style:text-properties fo:font-size="12pt" fo:language="en" fo:country="US" style:font-size-asian="12pt" style:font-size-complex="12pt"/>
    </style:style>
    <style:style style:name="P7" style:family="paragraph" style:parent-style-name="Standard">
      <style:paragraph-properties>
        <style:tab-stops>
          <style:tab-stop style:position="5.463cm"/>
        </style:tab-stops>
      </style:paragraph-properties>
      <style:text-properties fo:font-size="12pt" fo:language="en" fo:country="US" style:font-size-asian="12pt" style:font-size-complex="12pt"/>
    </style:style>
    <style:style style:name="P8" style:family="paragraph" style:parent-style-name="Standard">
      <style:paragraph-properties fo:margin-top="0cm" fo:margin-bottom="0cm" loext:contextual-spacing="false" fo:line-height="100%">
        <style:tab-stops>
          <style:tab-stop style:position="5.463cm"/>
        </style:tab-stops>
      </style:paragraph-properties>
    </style:style>
    <style:style style:name="P9" style:family="paragraph" style:parent-style-name="Standard">
      <style:paragraph-properties fo:margin-top="0cm" fo:margin-bottom="0cm" loext:contextual-spacing="false" fo:line-height="100%">
        <style:tab-stops>
          <style:tab-stop style:position="5.463cm"/>
        </style:tab-stops>
      </style:paragraph-properties>
      <style:text-properties fo:font-size="10pt" fo:language="en" fo:country="US" fo:font-weight="bold" style:font-size-asian="10pt" style:font-weight-asian="bold" style:font-size-complex="10pt" style:font-weight-complex="bold"/>
    </style:style>
    <style:style style:name="P10" style:family="paragraph" style:parent-style-name="Standard">
      <style:paragraph-properties fo:margin-top="0cm" fo:margin-bottom="0cm" loext:contextual-spacing="false" fo:line-height="100%" fo:orphans="0" fo:widows="0" fo:padding="0cm" fo:border="none"/>
      <style:text-properties fo:color="#000000" style:font-name="Aptos Display" fo:font-size="12pt" style:font-name-asian="Cambria1" style:font-size-asian="12pt" style:font-name-complex="Cambria1" style:font-size-complex="12pt"/>
    </style:style>
    <style:style style:name="P11" style:family="paragraph" style:parent-style-name="Standard">
      <style:paragraph-properties fo:margin-top="0cm" fo:margin-bottom="0cm" loext:contextual-spacing="false" fo:line-height="100%" fo:text-align="center" style:justify-single-word="false" fo:orphans="0" fo:widows="0" fo:padding="0cm" fo:border="none"/>
    </style:style>
    <style:style style:name="P12" style:family="paragraph" style:parent-style-name="Standard">
      <style:paragraph-properties fo:margin-top="0cm" fo:margin-bottom="0cm" loext:contextual-spacing="false" fo:line-height="100%" fo:orphans="0" fo:widows="0" fo:padding="0cm" fo:border="none"/>
    </style:style>
    <style:style style:name="P13" style:family="paragraph" style:parent-style-name="Standard">
      <style:paragraph-properties fo:margin-top="0.106cm" fo:margin-bottom="0cm" loext:contextual-spacing="false" fo:line-height="100%" fo:text-align="center" style:justify-single-word="false"/>
      <style:text-properties style:font-name="Calibri" fo:language="en" fo:country="US" style:font-name-complex="Calibri1"/>
    </style:style>
    <style:style style:name="P14" style:family="paragraph" style:parent-style-name="Standard" style:master-page-name="Standard">
      <style:paragraph-properties style:page-number="auto">
        <style:tab-stops>
          <style:tab-stop style:position="5.463cm"/>
        </style:tab-stops>
      </style:paragraph-properties>
      <style:text-properties fo:language="en" fo:country="US"/>
    </style:style>
    <style:style style:name="P15" style:family="paragraph" style:parent-style-name="Text_20_body">
      <style:paragraph-properties>
        <style:tab-stops>
          <style:tab-stop style:position="5.463cm"/>
        </style:tab-stops>
      </style:paragraph-properties>
      <style:text-properties fo:language="en" fo:country="US"/>
    </style:style>
    <style:style style:name="P16" style:family="paragraph" style:parent-style-name="Text_20_body">
      <style:text-properties fo:font-size="12pt" style:font-size-asian="12pt" style:font-size-complex="12pt"/>
    </style:style>
    <style:style style:name="T1" style:family="text">
      <style:text-properties fo:language="en" fo:country="US"/>
    </style:style>
    <style:style style:name="T2" style:family="text">
      <style:text-properties fo:font-variant="small-caps" fo:color="#000000" style:font-name="Aptos Display" fo:font-size="18pt" fo:font-weight="bold" style:font-name-asian="Cambria1" style:font-size-asian="18pt" style:font-weight-asian="bold" style:font-name-complex="Cambria1" style:font-size-complex="18pt"/>
    </style:style>
    <style:style style:name="T3" style:family="text">
      <style:text-properties fo:color="#000000" style:font-name="Aptos Display" fo:font-size="7pt" style:font-name-asian="Cambria1" style:font-size-asian="7pt" style:font-name-complex="Cambria1" style:font-size-complex="7pt"/>
    </style:style>
    <style:style style:name="T4" style:family="text">
      <style:text-properties fo:color="#000000" style:font-name="Aptos Display" fo:font-size="8pt" style:font-name-asian="Cambria1" style:font-size-asian="8pt" style:font-name-complex="Cambria1" style:font-size-complex="8pt"/>
    </style:style>
    <style:style style:name="T5" style:family="text">
      <style:text-properties style:font-name="Aptos Display" fo:font-size="7pt" style:font-name-asian="Cambria1" style:font-size-asian="7pt" style:font-name-complex="Cambria1" style:font-size-complex="7pt"/>
    </style:style>
    <style:style style:name="T6" style:family="text">
      <style:text-properties style:font-name="Aptos Display" fo:font-size="15pt" style:font-name-asian="Cambria1" style:font-size-asian="15pt" style:font-name-complex="Cambria1" style:font-size-complex="15pt"/>
    </style:style>
    <style:style style:name="T7" style:family="text">
      <style:text-properties fo:font-size="12pt" fo:language="en" fo:country="US" fo:font-weight="bold" style:font-size-asian="12pt" style:font-weight-asian="bold" style:font-name-complex="Calibri1" style:font-size-complex="12pt" style:font-weight-complex="bold"/>
    </style:style>
    <style:style style:name="T8" style:family="text">
      <style:text-properties fo:font-size="12pt" style:font-size-asian="12pt" style:font-size-complex="12pt"/>
    </style:style>
    <style:style style:name="T9" style:family="text">
      <style:text-properties fo:font-size="10pt" fo:language="en" fo:country="US" fo:font-weight="bold" style:font-size-asian="10pt" style:font-weight-asian="bold" style:font-size-complex="10pt" style:font-weight-complex="bold"/>
    </style:style>
    <style:style style:name="T10" style:family="text">
      <style:text-properties fo:font-size="10pt" fo:language="en" fo:country="US" fo:font-weight="bold" officeooo:rsid="000ebf24" style:font-size-asian="10pt" style:font-weight-asian="bold" style:font-size-complex="10pt" style:font-weight-complex="bold"/>
    </style:style>
    <style:style style:name="T11" style:family="text">
      <style:text-properties fo:font-size="16pt" style:font-size-asian="16pt" style:font-size-complex="16pt"/>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5"><text:span text:style-name="Strong_20_Emphasis"><text:span text:style-name="T11">Ethical Decision-Making in Software Engineering</text:span></text:span></text:p>
      <text:p text:style-name="Text_20_body"><text:span text:style-name="Strong_20_Emphasis">Scenario Name:</text:span> <text:span text:style-name="Strong_20_Emphasis">The Unlocked Computer Dilemma</text:span><text:line-break/><text:span text:style-name="Strong_20_Emphasis">Date:</text:span> 02 February 2026</text:p>
      <text:p text:style-name="Horizontal_20_Line"/>
      <text:h text:style-name="Heading_20_2" text:outline-level="2"><text:span text:style-name="Strong_20_Emphasis">1. Introduction</text:span></text:h>
      <text:p text:style-name="P16">Ethics in software engineering is not just about following rules—it is about making choices that protect users, colleagues, and society. Software engineers create programs and systems that affect millions of people, so their decisions can have far-reaching consequences. Ethical dilemmas occur when personal interests, convenience, or deadlines conflict with what is morally right. Even small decisions, such as copying someone else’s work or ignoring a privacy breach, can have long-term consequences.</text:p>
      <text:p text:style-name="P16">The purpose of this report is to analyze a real-world ethical dilemma in a software lab, discuss the ethical issues using the ACM Code of Ethics, and propose a responsible course of action. This exercise helps students understand how to identify ethical problems, analyze them carefully, and make decisions that uphold professional standards. Learning to act ethically in small academic situations prepares students for larger professional decisions in the field of software engineering.</text:p>
      <text:p text:style-name="P1"/>
      <text:h text:style-name="Heading_20_2" text:outline-level="2"><text:span text:style-name="Strong_20_Emphasis">2. Case Study Description</text:span></text:h>
      <text:p text:style-name="Text_20_body"><text:span text:style-name="T8">During a lab session, a student notices that one of the computers is unlocked. On the desktop are multiple files containing other students’ lab records, including completed assignments and projects. The student considers opening these files to complete their own work more quickly and easily. This scenario, named </text:span><text:span text:style-name="Strong_20_Emphasis"><text:span text:style-name="T8">“The Unlocked Computer Dilemma”</text:span></text:span><text:span text:style-name="T8">, reflects a common situation in academic environments. Although it may seem minor, it represents a clear ethical choice with implications for trust, honesty, and responsibility.</text:span></text:p>
      <text:p text:style-name="P16"><text:soft-page-break/>The step-by-step situation is as follows: the student sits at the lab computer and notices that the screen is unlocked and several other students’ files are visible. The student realizes that opening these files could save time and reduce effort in completing the lab assignment. At the same time, the student is aware that accessing the files is against the rules and could be considered cheating. This moment creates a clear ethical dilemma: whether to follow temptation or act responsibly.</text:p>
      <text:p text:style-name="P16">This scenario is important because it mirrors real-world situations. In professional software engineering, situations like this may involve accessing unprotected servers, shared drives, or confidential databases. Learning to make the right decision in small academic cases builds habits that translate to professional ethical behavior.</text:p>
      <text:p text:style-name="P1"/>
      <text:h text:style-name="Heading_20_2" text:outline-level="2"><text:span text:style-name="Strong_20_Emphasis">3. Ethical Issues Involved</text:span></text:h>
      <text:p text:style-name="P16">Several ethical issues arise in this scenario according to the ACM Code of Ethics. First, there is the principle of avoiding harm. Accessing another student’s files could harm them academically if their work is copied or misused. In professional situations, similar actions could lead to legal consequences, financial loss, or damage to reputation. Even minor harm, such as breaking trust, is considered significant.</text:p>
      <text:p text:style-name="P16">Second, the principle of honesty and trustworthiness is relevant. Copying work or taking advantage of others’ lab records is dishonest. Software engineers must maintain honesty in their work to ensure credibility. Dishonest behavior in small academic scenarios can develop into habitual unethical practices in professional life.</text:p>
      <text:p text:style-name="P16">Third, respecting privacy is critical. Students’ lab records are private, and accessing them without permission violates this principle. Respect for privacy is not only an ethical obligation but also a legal and professional requirement in software engineering.</text:p>
      <text:p text:style-name="P16">Additional considerations include fairness and responsibility. Using someone else’s work provides an unfair advantage, and students are responsible for completing their own assignments. Violating these <text:soft-page-break/>principles can have both immediate and long-term consequences, including academic penalties and damage to personal integrity.</text:p>
      <text:p text:style-name="P1"/>
      <text:h text:style-name="Heading_20_2" text:outline-level="2"><text:span text:style-name="Strong_20_Emphasis">4. Consequences of Unethical Behavior</text:span></text:h>
      <text:p text:style-name="P16">Unethical behavior in this scenario could have multiple consequences. Academically, a student caught accessing someone else’s files may fail the lab or the entire course. In serious cases, they could face suspension or other disciplinary action. Dishonesty damages credibility with teachers and classmates, affecting peer relationships and trust.</text:p>
      <text:p text:style-name="P16">In professional life, habits of dishonesty formed in academic settings can carry over to work. Software engineers handle sensitive data, and unethical behavior such as accessing private files without permission could have serious legal and financial consequences. Trust and integrity are essential in professional software development, and once lost, they are extremely difficult to restore.</text:p>
      <text:p text:style-name="P16">Socially, unethical behavior can harm relationships with peers. Classmates may feel betrayed if someone copies their work, and negative reputations can follow a person for years. Learning to make ethical decisions early helps prevent these outcomes and builds a foundation of trust, responsibility, and integrity.</text:p>
      <text:p text:style-name="Horizontal_20_Line"/>
      <text:h text:style-name="Heading_20_2" text:outline-level="2"><text:span text:style-name="Strong_20_Emphasis">5. Ethical Decision-Making Framework</text:span></text:h>
      <text:p text:style-name="Text_20_body"><text:span text:style-name="T8">The ethical decision-making process begins with identifying the problem. In this case, the student has access to other students’ lab files and faces the temptation to use them. The next step is to identify stakeholders and consider the impact on</text:span> <text:span text:style-name="T8">each. Other students’ privacy and work may be compromised. The student themselves faces the ethical choice, along with the risk of academic penalties. The teacher and the school are affected because rules, trust, and academic integrity could be undermined. Even future employers are stakeholders, as habits developed now influence professional behavior later.</text:span></text:p>
      <text:p text:style-name="P16"><text:soft-page-break/>Next, alternatives must be evaluated. Accessing the files might save time and effort but is unethical and violates privacy, honesty, and fairness. Completing the work independently is ethical, respects privacy, maintains trust, and aligns with the ACM Code of Ethics, though it may require more effort. Reporting the unlocked computer could prevent misuse and demonstrates integrity, though it is not required in every case.</text:p>
      <text:p text:style-name="P16">The ethical choice in this scenario is clear: the student should not access the files and should complete their own work honestly. This decision aligns with the ACM Code of Ethics by avoiding harm, being honest, and respecting privacy. It also encourages the development of professional ethical habits and prevents negative consequences.</text:p>
      <text:p text:style-name="P1"/>
      <text:h text:style-name="Heading_20_2" text:outline-level="2"><text:span text:style-name="Strong_20_Emphasis">6. Proposed Ethical Course of Action</text:span></text:h>
      <text:p text:style-name="P16">The recommended course of action includes several steps. First, the student should close or log out of the unlocked computer immediately. Second, they should focus on completing their lab work independently. Third, the student may inform the teacher if they believe it is necessary to prevent misuse of the unlocked computer. Fourth, the student should reflect on the ethical lesson learned and consider how it applies to other situations, both academic and professional. Finally, sharing knowledge about ethical behavior with peers can promote a culture of integrity and responsibility within the lab environment.</text:p>
      <text:p text:style-name="P16">Following these steps ensures that the student respects privacy, maintains honesty, avoids harm, and develops habits that will be essential for professional software engineering.</text:p>
      <text:p text:style-name="P1"/>
      <text:h text:style-name="Heading_20_2" text:outline-level="2"><text:span text:style-name="Strong_20_Emphasis">7. Lessons Learned and Relevance</text:span></text:h>
      <text:p text:style-name="P16">This scenario teaches several important lessons. Ethical decisions are not always obvious, but even small choices matter. Acting ethically in everyday situations, such as a lab environment, prepares students for larger professional challenges. Respecting privacy and maintaining <text:soft-page-break/>honesty are fundamental values in software engineering, and ignoring them can have serious consequences.</text:p>
      <text:p text:style-name="P16">In professional settings, scenarios similar to this one may involve accessing unprotected servers, confidential databases, or client information. The ethical principles applied in this simple lab scenario—avoiding harm, being honest, and respecting privacy—translate directly to professional practice. By practicing ethical reasoning in small academic situations, students learn to make principled decisions in larger, high-stakes contexts.</text:p>
      <text:p text:style-name="P1"/>
      <text:h text:style-name="Heading_20_2" text:outline-level="2"><text:span text:style-name="Strong_20_Emphasis">8. Conclusion</text:span></text:h>
      <text:p text:style-name="P16">Even minor ethical dilemmas, such as an unlocked computer in a lab, are important learning opportunities. Making responsible decisions helps students develop habits of honesty, responsibility, and respect for others. Following the ACM Code of Ethics ensures that software engineers act with integrity, avoid harm, and respect privacy in all situations. Ethics is a skill that must be practiced daily, and academic exercises like this one provide a safe environment to learn and strengthen these skills.</text:p>
      <text:p text:style-name="Text_20_body"><text:span text:style-name="T8">Ultimately, the </text:span><text:span text:style-name="Strong_20_Emphasis"><text:span text:style-name="T8">Unlocked Computer Dilemma</text:span></text:span><text:span text:style-name="T8"> highlights that ethical behavior is not about avoiding punishment—it is about doing the right thing even when it is difficult. Developing strong ethical habits in school will help students become responsible and trustworthy software engineers in the future.</text:span></text:p>
      <text:p text:style-name="P7"/>
      <text:p text:style-name="P6"/>
      <text:p text:style-name="P4"/>
      <text:p text:style-name="P4"/>
      <text:p text:style-name="P4"/>
      <text:p text:style-name="P4"/>
      <text:p text:style-name="P4"/>
      <text:p text:style-name="P4"><text:soft-page-break/></text:p>
      <text:p text:style-name="P4"/>
      <text:p text:style-name="P5"><text:span text:style-name="T1"><text:tab/></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Aptos Display" svg:font-family="'Aptos Displa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635cm" fo:margin-bottom="0.141cm" loext:contextual-spacing="false" fo:keep-together="always" fo:keep-with-next="always"/>
      <style:text-properties fo:color="#365f91" style:font-name="Cambria" fo:font-family="Cambria"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282cm" fo:margin-bottom="0.141cm" loext:contextual-spacing="false" fo:keep-together="always" fo:keep-with-next="always"/>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282cm" fo:margin-bottom="0.141cm" loext:contextual-spacing="false" fo:keep-together="always" fo:keep-with-next="always"/>
      <style:text-properties fo:color="#365f91"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141cm" fo:margin-bottom="0.071cm" loext:contextual-spacing="false" fo:keep-together="always" fo:keep-with-next="always"/>
      <style:text-properties fo:color="#365f91"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071cm" loext:contextual-spacing="false" fo:keep-together="always" fo:keep-with-next="always"/>
      <style:text-properties fo:color="#365f91"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595959"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595959"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keep-together="always" fo:keep-with-next="always"/>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cm" fo:margin-bottom="0cm" loext:contextual-spacing="false" fo:keep-together="always" fo:keep-with-next="always"/>
      <style:text-properties fo:color="#272727"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style:default-outline-level="" style:class="chapter">
      <style:paragraph-properties fo:margin-top="0cm" fo:margin-bottom="0.141cm" loext:contextual-spacing="true" fo:line-height="100%"/>
      <style:text-properties style:font-name="Cambria" fo:font-family="Cambria"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cm" fo:margin-bottom="0.282cm" loext:contextual-spacing="false"/>
      <style:text-properties fo:color="#595959"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style:default-outline-level="">
      <style:paragraph-properties fo:margin-top="0.282cm" fo:margin-bottom="0.282cm" loext:contextual-spacing="false"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365f91" fo:border-bottom="0.51pt solid #365f91"/>
      <style:text-properties fo:color="#365f91"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style:text-properties fo:color="#365f91"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style:text-properties fo:color="#365f91"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style:text-properties fo:color="#365f91"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595959"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595959"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style:text-properties fo:color="#272727"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95959"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365f91" fo:font-style="italic" style:font-style-asian="italic" style:font-style-complex="italic"/>
    </style:style>
    <style:style style:name="Intense_20_Quote_20_Char" style:display-name="Intense Quote Char" style:family="text" style:parent-style-name="Default_20_Paragraph_20_Font">
      <style:text-properties fo:color="#365f91" fo:font-style="italic" style:font-style-asian="italic" style:font-style-complex="italic"/>
    </style:style>
    <style:style style:name="Intense_20_Reference" style:display-name="Intense Reference" style:family="text" style:parent-style-name="Default_20_Paragraph_20_Font">
      <style:text-properties fo:font-variant="small-caps" fo:color="#365f91" fo:letter-spacing="0.009cm"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4" style:family="table">
      <style:table-properties style:width="18.464cm" fo:margin-top="0cm" fo:margin-bottom="0cm" table:align="center"/>
    </style:style>
    <style:style style:name="Table4.A" style:family="table-column">
      <style:table-column-properties style:column-width="18.464cm"/>
    </style:style>
    <style:style style:name="Table4.1" style:family="table-row">
      <style:table-row-properties style:min-row-height="2.244cm" fo:keep-together="auto"/>
    </style:style>
    <style:style style:name="Table4.A1" style:family="table-cell">
      <style:table-cell-properties fo:padding-left="0.191cm" fo:padding-right="0.191cm" fo:padding-top="0cm" fo:padding-bottom="0cm" fo:border="0.5pt solid #000000"/>
    </style:style>
    <style:style style:name="Table5" style:family="table">
      <style:table-properties style:width="17.224cm" fo:margin-top="0cm" fo:margin-bottom="0cm" table:align="center" style:may-break-between-rows="false" style:writing-mode="lr-tb"/>
    </style:style>
    <style:style style:name="Table5.A" style:family="table-column">
      <style:table-column-properties style:column-width="2.409cm"/>
    </style:style>
    <style:style style:name="Table5.B" style:family="table-column">
      <style:table-column-properties style:column-width="12.779cm"/>
    </style:style>
    <style:style style:name="Table5.C" style:family="table-column">
      <style:table-column-properties style:column-width="2.036cm"/>
    </style:style>
    <style:style style:name="Table5.1" style:family="table-row">
      <style:table-row-properties style:min-row-height="1.423cm" fo:keep-together="always"/>
    </style:style>
    <style:style style:name="Table5.A1" style:family="table-cell">
      <style:table-cell-properties fo:padding-left="0.191cm" fo:padding-right="0.191cm" fo:padding-top="0cm" fo:padding-bottom="0cm" fo:border="0.5pt solid #ffffff"/>
    </style:style>
    <style:style style:name="Table6" style:family="table">
      <style:table-properties style:width="18.503cm" fo:margin-left="-1.259cm" fo:margin-top="0cm" fo:margin-bottom="0cm" table:align="left" style:writing-mode="lr-tb"/>
    </style:style>
    <style:style style:name="Table6.A" style:family="table-column">
      <style:table-column-properties style:column-width="6.249cm"/>
    </style:style>
    <style:style style:name="Table6.B" style:family="table-column">
      <style:table-column-properties style:column-width="6.003cm"/>
    </style:style>
    <style:style style:name="Table6.C" style:family="table-column">
      <style:table-column-properties style:column-width="6.251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style>
    <style:style style:name="MP1" style:family="paragraph" style:parent-style-name="Header">
      <style:paragraph-properties fo:margin-top="0.423cm" fo:margin-bottom="0cm" loext:contextual-spacing="false" fo:text-align="center" style:justify-single-word="false"/>
    </style:style>
    <style:style style:name="MP2" style:family="paragraph" style:parent-style-name="Header">
      <style:text-properties fo:font-size="12pt" style:font-size-asian="12pt" style:font-size-complex="12pt"/>
    </style:style>
    <style:style style:name="MP3" style:family="paragraph" style:parent-style-name="Standard">
      <style:paragraph-properties fo:margin-top="0.106cm" fo:margin-bottom="0cm" loext:contextual-spacing="false" fo:line-height="100%" fo:text-align="center" style:justify-single-word="false"/>
      <style:text-properties style:font-name="Calibri" fo:language="en" fo:country="US" style:font-name-complex="Calibri1"/>
    </style:style>
    <style:style style:name="MP4" style:family="paragraph" style:parent-style-name="Standard">
      <style:paragraph-properties fo:margin-top="0cm" fo:margin-bottom="0cm" loext:contextual-spacing="false" fo:line-height="100%" fo:orphans="0" fo:widows="0" fo:padding="0cm" fo:border="none"/>
      <style:text-properties fo:color="#000000" style:font-name="Aptos Display" fo:font-size="12pt" style:font-name-asian="Cambria1" style:font-size-asian="12pt" style:font-name-complex="Cambria1" style:font-size-complex="12pt"/>
    </style:style>
    <style:style style:name="MP5" style:family="paragraph" style:parent-style-name="Standard">
      <style:paragraph-properties fo:margin-top="0cm" fo:margin-bottom="0cm" loext:contextual-spacing="false" fo:line-height="100%" fo:text-align="center" style:justify-single-word="false" fo:orphans="0" fo:widows="0" fo:padding="0cm" fo:border="none"/>
    </style:style>
    <style:style style:name="MP6" style:family="paragraph" style:parent-style-name="Standard">
      <style:paragraph-properties fo:margin-top="0cm" fo:margin-bottom="0cm" loext:contextual-spacing="false" fo:line-height="100%" fo:orphans="0" fo:widows="0" fo:padding="0cm" fo:border="none"/>
    </style:style>
    <style:style style:name="MP7" style:family="paragraph" style:parent-style-name="Standard">
      <style:paragraph-properties fo:margin-top="0cm" fo:margin-bottom="0cm" loext:contextual-spacing="false" fo:line-height="100%">
        <style:tab-stops>
          <style:tab-stop style:position="5.463cm"/>
        </style:tab-stops>
      </style:paragraph-properties>
    </style:style>
    <style:style style:name="MP8" style:family="paragraph" style:parent-style-name="Standard">
      <style:paragraph-properties fo:margin-top="0cm" fo:margin-bottom="0cm" loext:contextual-spacing="false" fo:line-height="100%">
        <style:tab-stops>
          <style:tab-stop style:position="5.463cm"/>
        </style:tab-stops>
      </style:paragraph-properties>
      <style:text-properties fo:font-size="10pt" fo:language="en" fo:country="US" fo:font-weight="bold" style:font-size-asian="10pt" style:font-weight-asian="bold" style:font-size-complex="10pt" style:font-weight-complex="bold"/>
    </style:style>
    <style:style style:name="MT1" style:family="text">
      <style:text-properties fo:font-size="12pt" fo:language="en" fo:country="US" fo:font-weight="bold" style:font-size-asian="12pt" style:font-weight-asian="bold" style:font-name-complex="Calibri1" style:font-size-complex="12pt" style:font-weight-complex="bold"/>
    </style:style>
    <style:style style:name="MT2" style:family="text">
      <style:text-properties fo:font-variant="small-caps" fo:color="#000000" style:font-name="Aptos Display" fo:font-size="18pt" fo:font-weight="bold" style:font-name-asian="Cambria1" style:font-size-asian="18pt" style:font-weight-asian="bold" style:font-name-complex="Cambria1" style:font-size-complex="18pt"/>
    </style:style>
    <style:style style:name="MT3" style:family="text">
      <style:text-properties fo:color="#000000" style:font-name="Aptos Display" fo:font-size="7pt" style:font-name-asian="Cambria1" style:font-size-asian="7pt" style:font-name-complex="Cambria1" style:font-size-complex="7pt"/>
    </style:style>
    <style:style style:name="MT4" style:family="text">
      <style:text-properties style:font-name="Aptos Display" fo:font-size="7pt" style:font-name-asian="Cambria1" style:font-size-asian="7pt" style:font-name-complex="Cambria1" style:font-size-complex="7pt"/>
    </style:style>
    <style:style style:name="MT5" style:family="text">
      <style:text-properties fo:color="#000000" style:font-name="Aptos Display" fo:font-size="8pt" style:font-name-asian="Cambria1" style:font-size-asian="8pt" style:font-name-complex="Cambria1" style:font-size-complex="8pt"/>
    </style:style>
    <style:style style:name="MT6" style:family="text">
      <style:text-properties style:font-name="Aptos Display" fo:font-size="15pt" style:font-name-asian="Cambria1" style:font-size-asian="15pt" style:font-name-complex="Cambria1" style:font-size-complex="15pt"/>
    </style:style>
    <style:style style:name="MT7" style:family="text">
      <style:text-properties fo:font-size="10pt" fo:language="en" fo:country="US" fo:font-weight="bold" style:font-size-asian="10pt" style:font-weight-asian="bold" style:font-size-complex="10pt" style:font-weight-complex="bold"/>
    </style:style>
    <style:style style:name="MT8" style:family="text">
      <style:text-properties fo:font-size="10pt" fo:language="en" fo:country="US" fo:font-weight="bold" officeooo:rsid="000ebf24" style:font-size-asian="10pt" style:font-weight-asian="bold" style:font-size-complex="10pt" style:font-weight-complex="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501cm" fo:margin-bottom="0.847cm" fo:margin-left="0.847cm" fo:margin-right="0.847cm" fo:border-top="none" fo:border-bottom="0.51pt solid #17365d" fo:border-left="0.51pt solid #17365d" fo:border-right="0.51pt solid #17365d" fo:padding-top="0cm" fo:padding-bottom="0.385cm" fo:padding-left="1.676cm" fo:padding-right="1.676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page-layout>
    <style:page-layout style:name="Mpm2">
      <style:page-layout-properties fo:page-width="21.001cm" fo:page-height="29.7cm" style:num-format="1" style:print-orientation="portrait" fo:margin-top="2cm" fo:margin-bottom="0.847cm" fo:margin-left="0.847cm" fo:margin-right="0.847cm" fo:border-top="none" fo:border-bottom="0.51pt solid #17365d" fo:border-left="0.51pt solid #17365d" fo:border-right="0.51pt solid #17365d" fo:padding-top="0cm" fo:padding-bottom="1.134cm" fo:padding-left="1.134cm" fo:padding-right="1.13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4" table:style-name="Table4">
          <table:table-column table:style-name="Table4.A"/>
          <table:table-row table:style-name="Table4.1">
            <table:table-cell table:style-name="Table4.A1" office:value-type="string">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MP4"><draw:frame draw:style-name="Mfr1" draw:name="Image2" text:anchor-type="char" svg:x="-0.212cm" svg:y="0.132cm" svg:width="2.028cm" svg:height="1.067cm" draw:z-index="7"><draw:image xlink:href="Pictures/10000200000001DC000000A6EC8D300C9CB9B74F.png" xlink:type="simple" xlink:show="embed" xlink:actuate="onLoad" loext:mime-type="image/png"/><svg:desc>C:\Users\user\Pictures\nitteimg-footer.png</svg:desc></draw:frame></text:p>
                    </table:table-cell>
                    <table:table-cell table:style-name="Table5.A1" office:value-type="string">
                      <text:p text:style-name="MP5"><text:span text:style-name="MT2">Nitte Meenakshi Institute of Technology</text:span></text:p>
                      <text:p text:style-name="MP5"><text:span text:style-name="MT3">(AN AUTONOMOUS INSTITUTION )</text:span></text:p>
                      <text:p text:style-name="MP5"><text:span text:style-name="MT3">APPROVED AND </text:span><text:span text:style-name="MT4">ACCREDITED</text:span><text:span text:style-name="MT3"> BY AICTE ,AFFILIATED TO VISVESVARAYA TECHNOLOGICAL UNIVERSITY, </text:span></text:p>
                      <text:p text:style-name="MP5"><text:span text:style-name="MT5">PB NO. 6429, YELAHANKA, BANGALORE 560-064, KARNATAKA</text:span></text:p>
                      <text:p text:style-name="MP5"><text:span text:style-name="MT6">Department of Information Science and Engineering</text:span></text:p>
                    </table:table-cell>
                    <table:table-cell table:style-name="Table5.A1" office:value-type="string">
                      <text:p text:style-name="MP6"><draw:frame draw:style-name="Mfr2" draw:name="Image1" text:anchor-type="as-char" svg:width="2.028cm" svg:height="1.958cm" draw:z-index="5"><draw:image xlink:href="Pictures/10000000000000850000008D10EC6D4679C65316.jpg" xlink:type="simple" xlink:show="embed" xlink:actuate="onLoad" loext:mime-type="image/jpeg"/><svg:desc>http://www.nmit.ac.in/Images/logo.jpg</svg:desc></draw:frame><text:bookmark text:name="_Hlk1916434819"/></text:p>
                    </table:table-cell>
                  </table:table-row>
                </table:table-header-rows>
              </table:table>
              <text:p text:style-name="MP3"/>
            </table:table-cell>
          </table:table-row>
        </table:table>
        <text:p text:style-name="MP1"><text:span text:style-name="MT1">SOFTWARE ENGINEERING LABORATORY (22IS43) TASK EXECUTION SHEET</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MP7"><text:span text:style-name="MT7">Name:</text:span><text:span text:style-name="MT8">Pragathi BR</text:span></text:p>
            </table:table-cell>
            <table:table-cell table:style-name="Table6.A1" office:value-type="string">
              <text:p text:style-name="MP7"><text:span text:style-name="MT7">USN: </text:span><text:span text:style-name="MT8">1NT24IS153</text:span></text:p>
            </table:table-cell>
            <table:table-cell table:style-name="Table6.A1" office:value-type="string">
              <text:p text:style-name="MP7"><text:span text:style-name="MT7">Date:</text:span><text:span text:style-name="MT8">02/02/2026</text:span></text:p>
            </table:table-cell>
          </table:table-row>
          <table:table-row table:style-name="Table6.1">
            <table:table-cell table:style-name="Table6.A1" office:value-type="string">
              <text:p text:style-name="MP7"><text:span text:style-name="MT7">Lab Activity # / Task #: </text:span><text:span text:style-name="MT8">1</text:span></text:p>
            </table:table-cell>
            <table:table-cell table:style-name="Table6.A1" office:value-type="string">
              <text:p text:style-name="MP7"><text:span text:style-name="MT7">Document name:</text:span><text:span text:style-name="MT8">ETHICAL PRINCIPLES</text:span></text:p>
            </table:table-cell>
            <table:table-cell table:style-name="Table6.A1" office:value-type="string">
              <text:p text:style-name="MP7"><text:span text:style-name="MT7">Submitted details:</text:span></text:p>
              <text:p text:style-name="MP8"/>
            </table:table-cell>
          </table:table-row>
        </table:table>
        <text:p text:style-name="MP2"/>
      </style:head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alachandra A</meta:initial-creator>
    <dc:creator>Balachandra A</dc:creator>
    <meta:editing-cycles>2</meta:editing-cycles>
    <meta:creation-date>2026-01-22T04:51:00</meta:creation-date>
    <dc:date>2026-01-22T04:51:00</dc:date>
    <meta:editing-duration>P0D</meta:editing-duration>
    <meta:generator>LibreOffice/6.4.7.2$Linux_X86_64 LibreOffice_project/40$Build-2</meta:generator>
    <meta:document-statistic meta:table-count="3" meta:image-count="2" meta:object-count="0" meta:page-count="6" meta:paragraph-count="45" meta:word-count="1337" meta:character-count="9276" meta:non-whitespace-character-count="7984"/>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